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use-regular-expressions="false"/>
      <table:table table:name="Name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unces</text:p>
          </table:table-cell>
          <table:table-cell table:style-name="ce1" office:value-type="string" calcext:value-type="string">
            <text:p>good_flips</text:p>
          </table:table-cell>
          <table:table-cell table:style-name="ce1" office:value-type="string" calcext:value-type="string">
            <text:p>total_flips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dley</text:p>
          </table:table-cell>
          <table:table-cell table:number-columns-repeated="102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Laith</text:p>
          </table:table-cell>
          <table:table-cell table:number-columns-repeated="102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ubrey</text:p>
          </table:table-cell>
          <table:table-cell table:number-columns-repeated="102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Justina</text:p>
          </table:table-cell>
          <table:table-cell table:number-columns-repeated="102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Lois</text:p>
          </table:table-cell>
          <table:table-cell table:number-columns-repeated="102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braham</text:p>
          </table:table-cell>
          <table:table-cell table:number-columns-repeated="102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rescott</text:p>
          </table:table-cell>
          <table:table-cell table:number-columns-repeated="102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Jarrod</text:p>
          </table:table-cell>
          <table:table-cell table:number-columns-repeated="102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Taylor</text:p>
          </table:table-cell>
          <table:table-cell table:number-columns-repeated="102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arla</text:p>
          </table:table-cell>
          <table:table-cell table:number-columns-repeated="102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Kyle</text:p>
          </table:table-cell>
          <table:table-cell table:number-columns-repeated="102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Graham</text:p>
          </table:table-cell>
          <table:table-cell table:number-columns-repeated="102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arshall</text:p>
          </table:table-cell>
          <table:table-cell table:number-columns-repeated="102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Nell</text:p>
          </table:table-cell>
          <table:table-cell table:number-columns-repeated="102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Penelope</text:p>
          </table:table-cell>
          <table:table-cell table:number-columns-repeated="102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Kaitlin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1020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unces</text:p>
          </table:table-cell>
          <table:table-cell table:style-name="ce3" office:value-type="string" calcext:value-type="string">
            <text:p>good_flips</text:p>
          </table:table-cell>
          <table:table-cell table:style-name="ce3" office:value-type="string" calcext:value-type="string">
            <text:p>bad_flips</text:p>
          </table:table-cell>
          <table:table-cell table:style-name="ce3" table:number-columns-repeated="1019"/>
        </table:table-row>
        <table:table-row table:style-name="ro1">
          <table:table-cell table:formula="of:=VLOOKUP(RANDBETWEEN(1; 16);[Names.$A$2:.$B$17];2)" office:value-type="string" office:string-value="Kyle" calcext:value-type="string">
            <text:p>Kyle</text:p>
          </table:table-cell>
          <table:table-cell table:formula="of:=RANDBETWEEN(1;16)" office:value-type="float" office:value="10" calcext:value-type="float">
            <text:p>1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; 10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Graham" calcext:value-type="string">
            <text:p>Graham</text:p>
          </table:table-cell>
          <table:table-cell table:formula="of:=RANDBETWEEN(1;16)" office:value-type="float" office:value="1" calcext:value-type="float">
            <text:p>1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; 10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Taylor" calcext:value-type="string">
            <text:p>Taylor</text:p>
          </table:table-cell>
          <table:table-cell table:formula="of:=RANDBETWEEN(1;16)" office:value-type="float" office:value="4" calcext:value-type="float">
            <text:p>4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; 10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aith" calcext:value-type="string">
            <text:p>Laith</text:p>
          </table:table-cell>
          <table:table-cell table:formula="of:=RANDBETWEEN(1;16)" office:value-type="float" office:value="1" calcext:value-type="float">
            <text:p>1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ANDBETWEEN(1; 10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ois" calcext:value-type="string">
            <text:p>Lois</text:p>
          </table:table-cell>
          <table:table-cell table:formula="of:=RANDBETWEEN(1;16)" office:value-type="float" office:value="6" calcext:value-type="float">
            <text:p>6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ANDBETWEEN(1; 10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ubrey" calcext:value-type="string">
            <text:p>Aubrey</text:p>
          </table:table-cell>
          <table:table-cell table:formula="of:=RANDBETWEEN(1;16)" office:value-type="float" office:value="3" calcext:value-type="float">
            <text:p>3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ANDBETWEEN(1; 10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Marshall" calcext:value-type="string">
            <text:p>Marshall</text:p>
          </table:table-cell>
          <table:table-cell table:formula="of:=RANDBETWEEN(1;16)" office:value-type="float" office:value="12" calcext:value-type="float">
            <text:p>12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ANDBETWEEN(1; 10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ois" calcext:value-type="string">
            <text:p>Lois</text:p>
          </table:table-cell>
          <table:table-cell table:formula="of:=RANDBETWEEN(1;16)" office:value-type="float" office:value="14" calcext:value-type="float">
            <text:p>14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; 10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Kaitlin" calcext:value-type="string">
            <text:p>Kaitlin</text:p>
          </table:table-cell>
          <table:table-cell table:formula="of:=RANDBETWEEN(1;16)" office:value-type="float" office:value="12" calcext:value-type="float">
            <text:p>12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; 10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Prescott" calcext:value-type="string">
            <text:p>Prescott</text:p>
          </table:table-cell>
          <table:table-cell table:formula="of:=RANDBETWEEN(1;16)" office:value-type="float" office:value="10" calcext:value-type="float">
            <text:p>1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ANDBETWEEN(1; 10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Hedley" calcext:value-type="string">
            <text:p>Hedley</text:p>
          </table:table-cell>
          <table:table-cell table:formula="of:=RANDBETWEEN(1;16)" office:value-type="float" office:value="2" calcext:value-type="float">
            <text:p>2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; 10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Graham" calcext:value-type="string">
            <text:p>Graham</text:p>
          </table:table-cell>
          <table:table-cell table:formula="of:=RANDBETWEEN(1;16)" office:value-type="float" office:value="2" calcext:value-type="float">
            <text:p>2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; 10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table:formula="of:=RANDBETWEEN(1;16)" office:value-type="float" office:value="8" calcext:value-type="float">
            <text:p>8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; 10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aith" calcext:value-type="string">
            <text:p>Laith</text:p>
          </table:table-cell>
          <table:table-cell table:formula="of:=RANDBETWEEN(1;16)" office:value-type="float" office:value="5" calcext:value-type="float">
            <text:p>5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ANDBETWEEN(1; 10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ubrey" calcext:value-type="string">
            <text:p>Aubrey</text:p>
          </table:table-cell>
          <table:table-cell table:formula="of:=RANDBETWEEN(1;16)" office:value-type="float" office:value="14" calcext:value-type="float">
            <text:p>14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ANDBETWEEN(1; 10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Taylor" calcext:value-type="string">
            <text:p>Taylor</text:p>
          </table:table-cell>
          <table:table-cell table:formula="of:=RANDBETWEEN(1;16)" office:value-type="float" office:value="2" calcext:value-type="float">
            <text:p>2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; 10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ubrey" calcext:value-type="string">
            <text:p>Aubrey</text:p>
          </table:table-cell>
          <table:table-cell table:formula="of:=RANDBETWEEN(1;16)" office:value-type="float" office:value="10" calcext:value-type="float">
            <text:p>1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ANDBETWEEN(1; 10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braham" calcext:value-type="string">
            <text:p>Abraham</text:p>
          </table:table-cell>
          <table:table-cell table:formula="of:=RANDBETWEEN(1;16)" office:value-type="float" office:value="4" calcext:value-type="float">
            <text:p>4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; 10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aith" calcext:value-type="string">
            <text:p>Laith</text:p>
          </table:table-cell>
          <table:table-cell table:formula="of:=RANDBETWEEN(1;16)" office:value-type="float" office:value="3" calcext:value-type="float">
            <text:p>3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; 10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table:formula="of:=RANDBETWEEN(1;16)" office:value-type="float" office:value="15" calcext:value-type="float">
            <text:p>15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; 10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Kaitlin" calcext:value-type="string">
            <text:p>Kaitlin</text:p>
          </table:table-cell>
          <table:table-cell table:formula="of:=RANDBETWEEN(1;16)" office:value-type="float" office:value="9" calcext:value-type="float">
            <text:p>9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; 10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Carla" calcext:value-type="string">
            <text:p>Carla</text:p>
          </table:table-cell>
          <table:table-cell table:formula="of:=RANDBETWEEN(1;16)" office:value-type="float" office:value="3" calcext:value-type="float">
            <text:p>3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; 10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Graham" calcext:value-type="string">
            <text:p>Graham</text:p>
          </table:table-cell>
          <table:table-cell table:formula="of:=RANDBETWEEN(1;16)" office:value-type="float" office:value="15" calcext:value-type="float">
            <text:p>15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ANDBETWEEN(1; 10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Marshall" calcext:value-type="string">
            <text:p>Marshall</text:p>
          </table:table-cell>
          <table:table-cell table:formula="of:=RANDBETWEEN(1;16)" office:value-type="float" office:value="4" calcext:value-type="float">
            <text:p>4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ANDBETWEEN(1; 10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Hedley" calcext:value-type="string">
            <text:p>Hedley</text:p>
          </table:table-cell>
          <table:table-cell table:formula="of:=RANDBETWEEN(1;16)" office:value-type="float" office:value="3" calcext:value-type="float">
            <text:p>3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ANDBETWEEN(1; 10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Carla" calcext:value-type="string">
            <text:p>Carla</text:p>
          </table:table-cell>
          <table:table-cell table:formula="of:=RANDBETWEEN(1;16)" office:value-type="float" office:value="8" calcext:value-type="float">
            <text:p>8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; 10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Marshall" calcext:value-type="string">
            <text:p>Marshall</text:p>
          </table:table-cell>
          <table:table-cell table:formula="of:=RANDBETWEEN(1;16)" office:value-type="float" office:value="11" calcext:value-type="float">
            <text:p>11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; 10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Taylor" calcext:value-type="string">
            <text:p>Taylor</text:p>
          </table:table-cell>
          <table:table-cell table:formula="of:=RANDBETWEEN(1;16)" office:value-type="float" office:value="15" calcext:value-type="float">
            <text:p>15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; 10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Kyle" calcext:value-type="string">
            <text:p>Kyle</text:p>
          </table:table-cell>
          <table:table-cell table:formula="of:=RANDBETWEEN(1;16)" office:value-type="float" office:value="1" calcext:value-type="float">
            <text:p>1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; 10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Hedley" calcext:value-type="string">
            <text:p>Hedley</text:p>
          </table:table-cell>
          <table:table-cell table:formula="of:=RANDBETWEEN(1;16)" office:value-type="float" office:value="11" calcext:value-type="float">
            <text:p>11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; 10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braham" calcext:value-type="string">
            <text:p>Abraham</text:p>
          </table:table-cell>
          <table:table-cell table:formula="of:=RANDBETWEEN(1;16)" office:value-type="float" office:value="8" calcext:value-type="float">
            <text:p>8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ANDBETWEEN(1; 10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Hedley" calcext:value-type="string">
            <text:p>Hedley</text:p>
          </table:table-cell>
          <table:table-cell table:formula="of:=RANDBETWEEN(1;16)" office:value-type="float" office:value="13" calcext:value-type="float">
            <text:p>13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; 10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Marshall" calcext:value-type="string">
            <text:p>Marshall</text:p>
          </table:table-cell>
          <table:table-cell table:formula="of:=RANDBETWEEN(1;16)" office:value-type="float" office:value="3" calcext:value-type="float">
            <text:p>3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; 10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Taylor" calcext:value-type="string">
            <text:p>Taylor</text:p>
          </table:table-cell>
          <table:table-cell table:formula="of:=RANDBETWEEN(1;16)" office:value-type="float" office:value="5" calcext:value-type="float">
            <text:p>5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; 10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ois" calcext:value-type="string">
            <text:p>Lois</text:p>
          </table:table-cell>
          <table:table-cell table:formula="of:=RANDBETWEEN(1;16)" office:value-type="float" office:value="4" calcext:value-type="float">
            <text:p>4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; 10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Taylor" calcext:value-type="string">
            <text:p>Taylor</text:p>
          </table:table-cell>
          <table:table-cell table:formula="of:=RANDBETWEEN(1;16)" office:value-type="float" office:value="1" calcext:value-type="float">
            <text:p>1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ANDBETWEEN(1; 10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ubrey" calcext:value-type="string">
            <text:p>Aubrey</text:p>
          </table:table-cell>
          <table:table-cell table:formula="of:=RANDBETWEEN(1;16)" office:value-type="float" office:value="7" calcext:value-type="float">
            <text:p>7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ANDBETWEEN(1; 10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table:formula="of:=RANDBETWEEN(1;16)" office:value-type="float" office:value="6" calcext:value-type="float">
            <text:p>6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; 10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Graham" calcext:value-type="string">
            <text:p>Graham</text:p>
          </table:table-cell>
          <table:table-cell table:formula="of:=RANDBETWEEN(1;16)" office:value-type="float" office:value="5" calcext:value-type="float">
            <text:p>5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; 10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table:formula="of:=RANDBETWEEN(1;16)" office:value-type="float" office:value="7" calcext:value-type="float">
            <text:p>7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; 10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Jarrod" calcext:value-type="string">
            <text:p>Jarrod</text:p>
          </table:table-cell>
          <table:table-cell table:formula="of:=RANDBETWEEN(1;16)" office:value-type="float" office:value="5" calcext:value-type="float">
            <text:p>5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ANDBETWEEN(1; 10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ubrey" calcext:value-type="string">
            <text:p>Aubrey</text:p>
          </table:table-cell>
          <table:table-cell table:formula="of:=RANDBETWEEN(1;16)" office:value-type="float" office:value="6" calcext:value-type="float">
            <text:p>6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; 10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table:formula="of:=RANDBETWEEN(1;16)" office:value-type="float" office:value="13" calcext:value-type="float">
            <text:p>13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ANDBETWEEN(1; 10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Justina" calcext:value-type="string">
            <text:p>Justina</text:p>
          </table:table-cell>
          <table:table-cell table:formula="of:=RANDBETWEEN(1;16)" office:value-type="float" office:value="9" calcext:value-type="float">
            <text:p>9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ANDBETWEEN(1; 10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braham" calcext:value-type="string">
            <text:p>Abraham</text:p>
          </table:table-cell>
          <table:table-cell table:formula="of:=RANDBETWEEN(1;16)" office:value-type="float" office:value="16" calcext:value-type="float">
            <text:p>16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ANDBETWEEN(1; 10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table:formula="of:=RANDBETWEEN(1;16)" office:value-type="float" office:value="14" calcext:value-type="float">
            <text:p>14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ANDBETWEEN(1; 10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Justina" calcext:value-type="string">
            <text:p>Justina</text:p>
          </table:table-cell>
          <table:table-cell table:formula="of:=RANDBETWEEN(1;16)" office:value-type="float" office:value="13" calcext:value-type="float">
            <text:p>13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ANDBETWEEN(1; 10)"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08:08:34.434792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20:26:15.256056841</meta:creation-date>
    <dc:date>2016-12-06T08:09:10.581616068</dc:date>
    <meta:editing-duration>PT11H1M18S</meta:editing-duration>
    <meta:editing-cycles>3</meta:editing-cycles>
    <meta:generator>LibreOffice/5.1.6.2.0$Linux_X86_64 LibreOffice_project/10m0$Build-2</meta:generator>
    <meta:document-statistic meta:table-count="2" meta:cell-count="229" meta:object-count="0"/>
  </office:meta>
</office:document-meta>
</file>